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ToURINode.invoke( Environment env , Invok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ToURINode.RedirectToURINode( VariableResolver uri , boolean createSession , boolean global , boolean 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